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100000001AAC4953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313" officeooo:paragraph-rsid="000a2313"/>
    </style:style>
    <style:style style:name="P2" style:family="paragraph" style:parent-style-name="Standard">
      <style:text-properties officeooo:rsid="000bfb46" officeooo:paragraph-rsid="000bfb46"/>
    </style:style>
    <style:style style:name="P3" style:family="paragraph" style:parent-style-name="Standard">
      <style:text-properties style:font-name="sans-serif" fo:font-size="9.75pt"/>
    </style:style>
    <style:style style:name="P4" style:family="paragraph" style:parent-style-name="Standard">
      <style:text-properties style:font-name="sans-serif" fo:font-size="9.75pt" officeooo:paragraph-rsid="000bfb46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bfb46" officeooo:paragraph-rsid="000bfb46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bfb46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bfb46"/>
    </style:style>
    <style:style style:name="P9" style:family="paragraph" style:parent-style-name="Standard">
      <style:text-properties officeooo:rsid="000c9a2f" officeooo:paragraph-rsid="000c9a2f"/>
    </style:style>
    <style:style style:name="P10" style:family="paragraph" style:parent-style-name="Standard">
      <style:text-properties officeooo:rsid="000e7cd6" officeooo:paragraph-rsid="000e7cd6"/>
    </style:style>
    <style:style style:name="P11" style:family="paragraph" style:parent-style-name="Standard">
      <style:text-properties style:font-name="Liberation Serif" fo:font-size="12pt" officeooo:rsid="000c9a2f" officeooo:paragraph-rsid="000bfb4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00183" officeooo:paragraph-rsid="00100183"/>
    </style:style>
    <style:style style:name="P13" style:family="paragraph" style:parent-style-name="Standard">
      <style:text-properties style:font-name="Liberation Serif" fo:font-size="12pt" officeooo:rsid="00104077" officeooo:paragraph-rsid="00104077"/>
    </style:style>
    <style:style style:name="P14" style:family="paragraph" style:parent-style-name="Standard">
      <style:text-properties officeooo:paragraph-rsid="00104077"/>
    </style:style>
    <style:style style:name="P15" style:family="paragraph" style:parent-style-name="Standard">
      <style:text-properties officeooo:rsid="00104077" officeooo:paragraph-rsid="00104077"/>
    </style:style>
    <style:style style:name="P16" style:family="paragraph" style:parent-style-name="Standard">
      <style:text-properties officeooo:rsid="000bfb46" officeooo:paragraph-rsid="000bfb46"/>
    </style:style>
    <style:style style:name="P17" style:family="paragraph" style:parent-style-name="Standard">
      <style:text-properties officeooo:rsid="00112894" officeooo:paragraph-rsid="00112894"/>
    </style:style>
    <style:style style:name="P18" style:family="paragraph" style:parent-style-name="Standard">
      <style:text-properties officeooo:rsid="000a2313" officeooo:paragraph-rsid="000a2313"/>
    </style:style>
    <style:style style:name="P19" style:family="paragraph" style:parent-style-name="Standard">
      <style:paragraph-properties fo:margin-top="0cm" fo:margin-bottom="0.499cm" style:contextual-spacing="false"/>
    </style:style>
    <style:style style:name="P20" style:family="paragraph" style:parent-style-name="Standard">
      <style:paragraph-properties fo:margin-top="0cm" fo:margin-bottom="0.499cm" style:contextual-spacing="false"/>
      <style:text-properties officeooo:rsid="00112894" officeooo:paragraph-rsid="00112894"/>
    </style:style>
    <style:style style:name="T1" style:family="text">
      <style:text-properties officeooo:rsid="000bfb46"/>
    </style:style>
    <style:style style:name="T2" style:family="text">
      <style:text-properties style:font-size-asian="12pt" style:font-size-complex="12pt"/>
    </style:style>
    <style:style style:name="T3" style:family="text">
      <style:text-properties officeooo:rsid="000bfb46" style:font-size-asian="12pt" style:font-size-complex="12pt"/>
    </style:style>
    <style:style style:name="T4" style:family="text">
      <style:text-properties officeooo:rsid="000c9a2f" style:font-size-asian="12pt" style:font-size-complex="12pt"/>
    </style:style>
    <style:style style:name="T5" style:family="text">
      <style:text-properties officeooo:rsid="000c9a2f"/>
    </style:style>
    <style:style style:name="T6" style:family="text">
      <style:text-properties officeooo:rsid="000e7cd6"/>
    </style:style>
    <style:style style:name="T7" style:family="text">
      <style:text-properties officeooo:rsid="000eb6b7"/>
    </style:style>
    <style:style style:name="T8" style:family="text">
      <style:text-properties officeooo:rsid="00100183"/>
    </style:style>
    <style:style style:name="T9" style:family="text">
      <style:text-properties style:font-name="Liberation Serif" fo:font-size="12pt" fo:language="es" fo:country="ES" style:font-size-asian="12pt" style:font-size-complex="12pt"/>
    </style:style>
    <style:style style:name="T10" style:family="text">
      <style:text-properties style:font-name="Liberation Serif" fo:font-size="12pt" fo:language="es" fo:country="ES" officeooo:rsid="00104077" style:font-size-asian="12pt" style:font-size-complex="12pt"/>
    </style:style>
    <style:style style:name="T11" style:family="text">
      <style:text-properties fo:language="es" fo:country="ES" style:font-size-asian="12pt" style:font-size-complex="12pt"/>
    </style:style>
    <style:style style:name="T12" style:family="text">
      <style:text-properties officeooo:rsid="0011289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3" text:anchor-type="as-char" svg:width="0.041cm" svg:height="0.041cm" draw:z-index="2"><draw:image xlink:href="Pictures/100002000000000100000001AAC49530.gif" xlink:type="simple" xlink:show="embed" xlink:actuate="onLoad"/></draw:frame></text:p>
      <text:p text:style-name="P19"><draw:frame draw:style-name="fr1" draw:name="Imagen4" text:anchor-type="as-char" svg:width="0.041cm" svg:height="0.041cm" draw:z-index="1"><draw:image xlink:href="Pictures/100002000000000100000001AAC49530.gif" xlink:type="simple" xlink:show="embed" xlink:actuate="onLoad"/></draw:frame></text:p>
      <text:h text:style-name="Heading_20_3" text:outline-level="3">Modificacions, suspensions i extincions de les relacions laborals</text:h>
      <text:p text:style-name="P1"/>
      <text:p text:style-name="P1"><draw:frame draw:style-name="fr1" draw:name="Imagen1" text:anchor-type="as-char" svg:width="0.041cm" svg:height="0.041cm" draw:z-index="0"><draw:image xlink:href="Pictures/100002000000000100000001AAC49530.gif" xlink:type="simple" xlink:show="embed" xlink:actuate="onLoad"/></draw:frame></text:p>
      <text:p text:style-name="P20">Casos Prácticos.</text:p>
      <text:p text:style-name="P1">1- Si puede pedirle que redacte las cartas.</text:p>
      <text:p text:style-name="P1">Puede pedirle que redacte las cartas por razones tecnicas <text:span text:style-name="T1">o razones organizativas.</text:span></text:p>
      <text:p text:style-name="P2">Si posee la <text:s/>titulación correspondiente podrá realizar el trabajo por razones técnicas u organizativas y siempre que el empresario pueda justificar la movilidad funcional, en este caso por la ausencia de la administrativa que se encuentra indispuesta, <text:span text:style-name="T5">aunque no tendrá derecho a cobrar por el trabajo por que es una funcion inferior a su cargo.</text:span></text:p>
      <text:p text:style-name="P2"/>
      <text:p text:style-name="P9">Si puede.</text:p>
      <text:p text:style-name="P9">Movilidad funcional descendente.</text:p>
      <text:p text:style-name="P9">Que <text:span text:style-name="T6">exista una justificación </text:span><text:s/>t<text:span text:style-name="T8">é</text:span>cnicas u organizativas que lo justifique y que la persona pueda realizar el trabajo y tenga la titulaci<text:span text:style-name="T8">ó</text:span>n.</text:p>
      <text:p text:style-name="P1"/>
      <text:p text:style-name="P1">2- Movilidad Funcional: La movilidad funcional es cuando cambia el tipo de trabajo que desempeña el trabajador dependiendo de la titulaci<text:span text:style-name="T1">ó</text:span>n.</text:p>
      <text:p text:style-name="P1"/>
      <text:p text:style-name="P10">Tendras <text:span text:style-name="T7">derecho a una remuneracion proporcional</text:span> <text:s/>acorde a las funciones que desempeñes si son mayores <text:span text:style-name="T7">se te pagara la diferencia salarial correspondiente</text:span> y si son menores seguiras cobrando lo mismo.</text:p>
      <text:p text:style-name="P10">Pasado 6 meses en 1 año o 12 en 2 años tienen que darte un ascenso.</text:p>
      <text:p text:style-name="P1"/>
      <text:p text:style-name="P1"/>
      <text:p text:style-name="P1">3-Deber<text:span text:style-name="T1">í</text:span>an subirle el salario acorde al papel que esta desempeña<text:span text:style-name="T5">ra <text:s/>ya que es un puesto superior al que el tiene dentro de la empresa.</text:span> </text:p>
      <text:p text:style-name="P1"/>
      <text:p text:style-name="P1"><text:span text:style-name="T1">4- </text:span>Los grupos profesionales son : </text:p>
      <text:p text:style-name="P1">Personal Titulado</text:p>
      <text:p text:style-name="P1">Personal Administrativo</text:p>
      <text:p text:style-name="P1">- Jefes Superiores</text:p>
      <text:p text:style-name="P1">- Jefes de segunda</text:p>
      <text:p text:style-name="P1">- Oficial de primera </text:p>
      <text:p text:style-name="P1">- Oficial de segunda</text:p>
      <text:p text:style-name="P1">- Auxiliar</text:p>
      <text:p text:style-name="P1"/>
      <text:p text:style-name="P2">En el caso de la informática:</text:p>
      <text:p text:style-name="P2">Analista de Sistemas: Le corresponde el diseño, puesta a punto y mantenimiento de sistem<text:span text:style-name="T7">a</text:span>s operativos.</text:p>
      <text:p text:style-name="P6">1.º</text:p>
      <text:p text:style-name="P5">Formarse e informarse de todo lo concerniente al proceso de datos.</text:p>
      <text:p text:style-name="P5">Componentes físicos («hardware»).</text:p>
      <text:p text:style-name="P5">Componentes lógicos («software»), aplicaciones, organización.</text:p>
      <text:p text:style-name="P5">2.º</text:p>
      <text:p text:style-name="P5">Asesorar y coordinar con todo el personal de la empresa sobre las posibilidades </text:p>
      <text:p text:style-name="P5">de proceso de datos</text:p>
      <text:p text:style-name="P6"/>
      <text:p text:style-name="P7"><text:span text:style-name="T1">Analista programador </text:span>Es el trabajador que, por una parte, le corresponde, dentro de </text:p>
      <text:p text:style-name="P5">los procesos a cargo de lo definido como Programador/a, aquellos que por su estudio, </text:p>
      <text:p text:style-name="P5"><text:soft-page-break/>confección o tratamiento revistan mayor complejidad y, de otra, aquellos de los definidos </text:p>
      <text:p text:style-name="P5">entre los del Analista, referentes a aplicaciones sencillas</text:p>
      <text:p text:style-name="P6"/>
      <text:p text:style-name="P6">Programador/a Senior: Es el trabajador que debe tener un conocimiento profundo de </text:p>
      <text:p text:style-name="P5">las técnicas y recursos que maneja, enfocado principalmente a los lenguajes de </text:p>
      <text:p text:style-name="P5">programación existentes en el ordenador que utiliza así como de las facilidades y ayuda </text:p>
      <text:p text:style-name="P5">que le presta al «software» para la puesta a punto de programas, correspondiéndole </text:p>
      <text:p text:style-name="P5">estudiar los problemas complejos definidos por los Analistas, confeccionando organigramas </text:p>
      <text:p text:style-name="P5">detallados de tratamiento</text:p>
      <text:p text:style-name="P6">Programador/a Junior: Es el trabajador que traduce a un lenguaje comprensible por el </text:p>
      <text:p text:style-name="P5">ordenador las órdenes precisas para la ejecución de un tratamiento a partir de la </text:p>
      <text:p text:style-name="P5">documentación realizada por un técnico de cualquiera de las categorías profesionales de </text:p>
      <text:p text:style-name="P5">rango superior.</text:p>
      <text:p text:style-name="P5">Es responsable de la prueba y puesta a punto de la unidad, de tratamiento que le ha </text:p>
      <text:p text:style-name="P5">sido asignada.</text:p>
      <text:p text:style-name="P5">Técnico/a de mantenimiento de página Web: Es el trabajador/a, que con conocimientos </text:p>
      <text:p text:style-name="P5">de similares características a las que posee un programador/a de experiencia media o </text:p>
      <text:p text:style-name="P5">media-baja, está encargado/a de mantener en perfecto estado de funcionamiento las </text:p>
      <text:p text:style-name="P5">páginas Web a su cargo, así como realizar trabajos de mejora y ampliación de las mismas, </text:p>
      <text:p text:style-name="P5">siempre bajo las instrucciones recibidas de cualquier técnico/a de superior categoría dentro </text:p>
      <text:p text:style-name="P5">del ámbito de Internet</text:p>
      <text:p text:style-name="P8"><text:span text:style-name="T3">5- Si, por que es un caso de movilidad funcional y se encuentra en capacidad de hacer el trabajo, </text:span><text:span text:style-name="T4">siempre que el empresario pueda justificarlo.</text:span></text:p>
      <text:p text:style-name="P4"><text:span text:style-name="T5">Además el</text:span> trabajador tendrá derecho a la retribución correspondiente a las funciones que </text:p>
      <text:p text:style-name="P3">efectivamente realice, <text:span text:style-name="T5">salvo que sean funciones inferiores.</text:span></text:p>
      <text:p text:style-name="P11"/>
      <text:p text:style-name="P12"><text:span text:style-name="T2">5- </text:span><text:span text:style-name="T3">S</text:span><text:span text:style-name="T2">i siempre que haya una razón técnica u organizativa que lo justifique.</text:span></text:p>
      <text:p text:style-name="P12"/>
      <text:p text:style-name="P13"><text:span text:style-name="T2">6- </text:span><text:span text:style-name="T11">6.En Roger trabaja como técnico electricista en un servicio técnico de la marca Samsam. Hace unos días y debido a un momento de mucho trabajo, le dicen que tendrá que realizar trabajos de técnico superior (mayor responsabilidad)<text:line-break/>-Es Legal que un técnico realice trabajos de técnico superior?<text:line-break/>-¿Qué Derechos tendrá en Roger?<text:line-break/>-Podrá Negarse a hacer estos trabajos?</text:span></text:p>
      <text:p text:style-name="P13"/>
      <text:p text:style-name="P13"><text:span text:style-name="T11">Le tienen que pagar la categoria superior y no lo pueden despedir por la inenptitud sobrevenida</text:span></text:p>
      <text:p text:style-name="P13"/>
      <text:p text:style-name="P14"><text:span text:style-name="T10">7- </text:span>En Miquel Terreu treballa a l’empresa Transports Ràpid, S.A. des de fa 10 anys. L’empresa ha decidit traslladar el centre de treballa a Castelló, per la qual cosa els treballadors de plantilla hauran de canviar de residència. Ell no vol traslladar-se a Castelló i sol.licita a l’empresa l’extinció del contracte. Quina indemnització li correspon? Segons el conveni aplicable, percep un salari de 1300 EUR al mes més tres pagues extres de 1100 EUR</text:p>
      <text:p text:style-name="P14"/>
      <text:p text:style-name="P15"><text:span text:style-name="T9">Salario anual /12 </text:span></text:p>
      <text:p text:style-name="P15"/>
      <text:p text:style-name="P14"><text:span text:style-name="T10">8- L’empresa catalana Dolç S.A. per ser més competitiva en el mercat de les llaminadures, decideix traslladar un dels responsables de producció que té a Barcelona a una altra sucursal que l’empresa ha obert fa poc, situada a València, en principi per un període indefinit de temps.<text:line-break/>a) L’empresa té dret a procedir d’aquesta manera?<text:line-break/>b) Què pot fer el treballador?<text:line-break/>c) En cas de recórrer el trasllat i ser declarat legal, quina indemnització correspon al treballador si cobra 2300 EUR al mes.</text:span></text:p>
      <text:p text:style-name="P14"/>
      <text:p text:style-name="P15"><text:soft-page-break/><text:span text:style-name="T9">La empresa tiene derecho por que la competitividad es una causa justificable. </text:span></text:p>
      <text:p text:style-name="P15">EN casi de aceptar es una traslado</text:p>
      <text:p text:style-name="P15">desplazamiento: temporal</text:p>
      <text:p text:style-name="P15">traslado: definitivo. </text:p>
      <text:p text:style-name="P15">En caso de no aceptar el trabajador </text:p>
      <text:p text:style-name="P15"><text:span text:style-name="T9">2300x12 = 27600/365 = 75,62 € </text:span></text:p>
      <text:p text:style-name="P15"><text:span text:style-name="T9"/></text:p>
      <text:p text:style-name="P15"><text:span text:style-name="T9">20 dias por año = 75,62 x 20 = 1512,33 €</text:span></text:p>
      <text:p text:style-name="P15"><text:span text:style-name="T9">12 mensualidades (27600)</text:span></text:p>
      <text:p text:style-name="P2"/>
      <text:p text:style-name="P15">9- La caracteristica principal de la movilidad geografica es el cambio de vivienda que a su misma ves es un traslado si es de forma permanente.</text:p>
      <text:p text:style-name="P15">10- <text:span text:style-name="T12">Es una modificacion sustancial de las condiciones de trabajo, en caso de que no acepte es un despido procedente con una indemnizacion de 20 dias por año trabajado o 12 mensualidades.</text:span></text:p>
      <text:p text:style-name="P17">1300x12+2200=17800</text:p>
      <text:p text:style-name="P17">17800/305=48,77</text:p>
      <text:p text:style-name="P17">2x20x48,77 = 1950,68 €.</text:p>
      <text:p text:style-name="P17"/>
      <text:p text:style-name="P17">11- </text:p>
      <text:p text:style-name="P17"/>
      <text:p text:style-name="P17">12- Busca un ejemplo legal de cada una de las suspenciones legales del contrato de trabajo.</text:p>
      <text:p text:style-name="P17"/>
      <text:p text:style-name="P17">13- En el caso de ser incompatible se le dara una (exedencia) suspencion por el nuevo cargo politico. </text:p>
      <text:p text:style-name="P17">Se puede sacar un contrato de interinidad. (sustitucion de un trabajador por otro mientras el sustituido no pueda cumplir sus funciones laborales por x causas.)</text:p>
      <text:p text:style-name="P17"/>
      <text:p text:style-name="P17">14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5:41:49.892380828</meta:creation-date>
    <dc:date>2016-03-21T20:56:56.710160913</dc:date>
    <meta:editing-duration>PT9M6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3" meta:paragraph-count="81" meta:word-count="997" meta:character-count="6229" meta:non-whitespace-character-count="5276"/>
  </office:meta>
</office:document-meta>
</file>